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7.97mm"/>
    </style:style>
    <style:style style:name="co2" style:family="table-column">
      <style:table-column-properties fo:break-before="auto" style:column-width="24.04mm"/>
    </style:style>
    <style:style style:name="co3" style:family="table-column">
      <style:table-column-properties fo:break-before="auto" style:column-width="20.5mm"/>
    </style:style>
    <style:style style:name="co4" style:family="table-column">
      <style:table-column-properties fo:break-before="auto" style:column-width="22.4mm"/>
    </style:style>
    <style:style style:name="co5" style:family="table-column">
      <style:table-column-properties fo:break-before="auto" style:column-width="21.59mm"/>
    </style:style>
    <style:style style:name="co6" style:family="table-column">
      <style:table-column-properties fo:break-before="auto" style:column-width="25.4mm"/>
    </style:style>
    <style:style style:name="co7" style:family="table-column">
      <style:table-column-properties fo:break-before="auto" style:column-width="22.68mm"/>
    </style:style>
    <style:style style:name="co8" style:family="table-column">
      <style:table-column-properties fo:break-before="auto" style:column-width="19.14mm"/>
    </style:style>
    <style:style style:name="co9" style:family="table-column">
      <style:table-column-properties fo:break-before="auto" style:column-width="21.04mm"/>
    </style:style>
    <style:style style:name="co10" style:family="table-column">
      <style:table-column-properties fo:break-before="auto" style:column-width="27.04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"/>
    <style:style style:name="ce2" style:family="table-cell" style:parent-style-name="Default" style:data-style-name="N11"/>
    <style:style style:name="ce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aaa208001.p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ro</text:p>
          </table:table-cell>
          <table:table-cell office:value-type="string" calcext:value-type="string">
            <text:p>Pixel Original</text:p>
          </table:table-cell>
          <table:table-cell office:value-type="string" calcext:value-type="string">
            <text:p>Pixel Corte</text:p>
          </table:table-cell>
          <table:table-cell office:value-type="string" calcext:value-type="string">
            <text:p>Nro Vertices</text:p>
          </table:table-cell>
          <table:table-cell office:value-type="string" calcext:value-type="string">
            <text:p>Nro Arestas</text:p>
          </table:table-cell>
          <table:table-cell office:value-type="string" calcext:value-type="string">
            <text:p>Nro Particulas</text:p>
          </table:table-cell>
          <table:table-cell office:value-type="string" calcext:value-type="string">
            <text:p>Corte Acerto</text:p>
          </table:table-cell>
          <table:table-cell office:value-type="string" calcext:value-type="string">
            <text:p>Corte Erro</text:p>
          </table:table-cell>
          <table:table-cell office:value-type="string" calcext:value-type="string">
            <text:p>Pixel Cinza</text:p>
          </table:table-cell>
          <table:table-cell office:value-type="string" calcext:value-type="string">
            <text:p>Pixel Errado</text:p>
          </table:table-cell>
          <table:table-cell/>
          <table:table-cell office:value-type="string" calcext:value-type="string">
            <text:p>Pixel Certo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4401" calcext:value-type="float">
            <text:p>154401</text:p>
          </table:table-cell>
          <table:table-cell office:value-type="float" office:value="63936" calcext:value-type="float">
            <text:p>63936</text:p>
          </table:table-cell>
          <table:table-cell office:value-type="float" office:value="5632" calcext:value-type="float">
            <text:p>5632</text:p>
          </table:table-cell>
          <table:table-cell office:value-type="float" office:value="611561" calcext:value-type="float">
            <text:p>611561</text:p>
          </table:table-cell>
          <table:table-cell office:value-type="float" office:value="2344" calcext:value-type="float">
            <text:p>2344</text:p>
          </table:table-cell>
          <table:table-cell office:value-type="float" office:value="63682" calcext:value-type="float">
            <text:p>63682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1988" calcext:value-type="float">
            <text:p>1988</text:p>
          </table:table-cell>
          <table:table-cell table:formula="of:=([.J2]/([.B2]-[.I2]))" office:value-type="float" office:value="0.0128755642774334" calcext:value-type="float">
            <text:p>0,012875564277434</text:p>
          </table:table-cell>
          <table:table-cell office:value-type="float" office:value="152413" calcext:value-type="float">
            <text:p>152413</text:p>
          </table:table-cell>
          <table:table-cell office:value-type="float" office:value="530.363946915" calcext:value-type="float">
            <text:p>530,3639469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4401" calcext:value-type="float">
            <text:p>154401</text:p>
          </table:table-cell>
          <table:table-cell office:value-type="float" office:value="63936" calcext:value-type="float">
            <text:p>63936</text:p>
          </table:table-cell>
          <table:table-cell office:value-type="float" office:value="5632" calcext:value-type="float">
            <text:p>5632</text:p>
          </table:table-cell>
          <table:table-cell office:value-type="float" office:value="611561" calcext:value-type="float">
            <text:p>611561</text:p>
          </table:table-cell>
          <table:table-cell office:value-type="float" office:value="2344" calcext:value-type="float">
            <text:p>2344</text:p>
          </table:table-cell>
          <table:table-cell office:value-type="float" office:value="63684" calcext:value-type="float">
            <text:p>63684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2069" calcext:value-type="float">
            <text:p>2069</text:p>
          </table:table-cell>
          <table:table-cell table:formula="of:=([.J3]/([.B3]-[.I3]))" office:value-type="float" office:value="0.013400172278677" calcext:value-type="float">
            <text:p>0,013400172278677</text:p>
          </table:table-cell>
          <table:table-cell office:value-type="float" office:value="152332" calcext:value-type="float">
            <text:p>152332</text:p>
          </table:table-cell>
          <table:table-cell office:value-type="float" office:value="506.917469978" calcext:value-type="float">
            <text:p>506,9174699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4401" calcext:value-type="float">
            <text:p>154401</text:p>
          </table:table-cell>
          <table:table-cell office:value-type="float" office:value="63936" calcext:value-type="float">
            <text:p>63936</text:p>
          </table:table-cell>
          <table:table-cell office:value-type="float" office:value="5632" calcext:value-type="float">
            <text:p>5632</text:p>
          </table:table-cell>
          <table:table-cell office:value-type="float" office:value="611561" calcext:value-type="float">
            <text:p>611561</text:p>
          </table:table-cell>
          <table:table-cell office:value-type="float" office:value="2344" calcext:value-type="float">
            <text:p>2344</text:p>
          </table:table-cell>
          <table:table-cell office:value-type="float" office:value="63690" calcext:value-type="float">
            <text:p>63690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1974" calcext:value-type="float">
            <text:p>1974</text:p>
          </table:table-cell>
          <table:table-cell table:formula="of:=([.J4]/([.B4]-[.I4]))" office:value-type="float" office:value="0.0127848912895642" calcext:value-type="float">
            <text:p>0,012784891289564</text:p>
          </table:table-cell>
          <table:table-cell office:value-type="float" office:value="152427" calcext:value-type="float">
            <text:p>152427</text:p>
          </table:table-cell>
          <table:table-cell office:value-type="float" office:value="889.288911104" calcext:value-type="float">
            <text:p>889,2889111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4401" calcext:value-type="float">
            <text:p>154401</text:p>
          </table:table-cell>
          <table:table-cell office:value-type="float" office:value="63936" calcext:value-type="float">
            <text:p>63936</text:p>
          </table:table-cell>
          <table:table-cell office:value-type="float" office:value="5632" calcext:value-type="float">
            <text:p>5632</text:p>
          </table:table-cell>
          <table:table-cell office:value-type="float" office:value="611561" calcext:value-type="float">
            <text:p>611561</text:p>
          </table:table-cell>
          <table:table-cell office:value-type="float" office:value="2344" calcext:value-type="float">
            <text:p>2344</text:p>
          </table:table-cell>
          <table:table-cell office:value-type="float" office:value="63687" calcext:value-type="float">
            <text:p>63687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1995" calcext:value-type="float">
            <text:p>1995</text:p>
          </table:table-cell>
          <table:table-cell table:formula="of:=([.J5]/([.B5]-[.I5]))" office:value-type="float" office:value="0.0129209007713681" calcext:value-type="float">
            <text:p>0,012920900771368</text:p>
          </table:table-cell>
          <table:table-cell office:value-type="float" office:value="152406" calcext:value-type="float">
            <text:p>152406</text:p>
          </table:table-cell>
          <table:table-cell office:value-type="float" office:value="410.875689983" calcext:value-type="float">
            <text:p>410,8756899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4401" calcext:value-type="float">
            <text:p>154401</text:p>
          </table:table-cell>
          <table:table-cell office:value-type="float" office:value="63936" calcext:value-type="float">
            <text:p>63936</text:p>
          </table:table-cell>
          <table:table-cell office:value-type="float" office:value="5632" calcext:value-type="float">
            <text:p>5632</text:p>
          </table:table-cell>
          <table:table-cell office:value-type="float" office:value="611561" calcext:value-type="float">
            <text:p>611561</text:p>
          </table:table-cell>
          <table:table-cell office:value-type="float" office:value="2344" calcext:value-type="float">
            <text:p>2344</text:p>
          </table:table-cell>
          <table:table-cell office:value-type="float" office:value="63680" calcext:value-type="float">
            <text:p>6368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1953" calcext:value-type="float">
            <text:p>1953</text:p>
          </table:table-cell>
          <table:table-cell table:formula="of:=([.J6]/([.B6]-[.I6]))" office:value-type="float" office:value="0.0126488818077603" calcext:value-type="float">
            <text:p>0,01264888180776</text:p>
          </table:table-cell>
          <table:table-cell office:value-type="float" office:value="152448" calcext:value-type="float">
            <text:p>152448</text:p>
          </table:table-cell>
          <table:table-cell office:value-type="float" office:value="442.048570156" calcext:value-type="float">
            <text:p>442,0485701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4401" calcext:value-type="float">
            <text:p>154401</text:p>
          </table:table-cell>
          <table:table-cell office:value-type="float" office:value="63936" calcext:value-type="float">
            <text:p>63936</text:p>
          </table:table-cell>
          <table:table-cell office:value-type="float" office:value="5632" calcext:value-type="float">
            <text:p>5632</text:p>
          </table:table-cell>
          <table:table-cell office:value-type="float" office:value="611561" calcext:value-type="float">
            <text:p>611561</text:p>
          </table:table-cell>
          <table:table-cell office:value-type="float" office:value="2344" calcext:value-type="float">
            <text:p>2344</text:p>
          </table:table-cell>
          <table:table-cell office:value-type="float" office:value="63699" calcext:value-type="float">
            <text:p>63699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1892" calcext:value-type="float">
            <text:p>1892</text:p>
          </table:table-cell>
          <table:table-cell table:formula="of:=([.J7]/([.B7]-[.I7]))" office:value-type="float" office:value="0.01225380664633" calcext:value-type="float">
            <text:p>0,01225380664633</text:p>
          </table:table-cell>
          <table:table-cell office:value-type="float" office:value="152509" calcext:value-type="float">
            <text:p>152509</text:p>
          </table:table-cell>
          <table:table-cell office:value-type="float" office:value="541.185073137" calcext:value-type="float">
            <text:p>541,1850731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4401" calcext:value-type="float">
            <text:p>154401</text:p>
          </table:table-cell>
          <table:table-cell office:value-type="float" office:value="63936" calcext:value-type="float">
            <text:p>63936</text:p>
          </table:table-cell>
          <table:table-cell office:value-type="float" office:value="5632" calcext:value-type="float">
            <text:p>5632</text:p>
          </table:table-cell>
          <table:table-cell office:value-type="float" office:value="611561" calcext:value-type="float">
            <text:p>611561</text:p>
          </table:table-cell>
          <table:table-cell office:value-type="float" office:value="2344" calcext:value-type="float">
            <text:p>2344</text:p>
          </table:table-cell>
          <table:table-cell office:value-type="float" office:value="63668" calcext:value-type="float">
            <text:p>63668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2095" calcext:value-type="float">
            <text:p>2095</text:p>
          </table:table-cell>
          <table:table-cell table:formula="of:=([.J8]/([.B8]-[.I8]))" office:value-type="float" office:value="0.0135685649704341" calcext:value-type="float">
            <text:p>0,013568564970434</text:p>
          </table:table-cell>
          <table:table-cell office:value-type="float" office:value="152306" calcext:value-type="float">
            <text:p>152306</text:p>
          </table:table-cell>
          <table:table-cell office:value-type="float" office:value="391.438412905" calcext:value-type="float">
            <text:p>391,4384129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4401" calcext:value-type="float">
            <text:p>154401</text:p>
          </table:table-cell>
          <table:table-cell office:value-type="float" office:value="63936" calcext:value-type="float">
            <text:p>63936</text:p>
          </table:table-cell>
          <table:table-cell office:value-type="float" office:value="5632" calcext:value-type="float">
            <text:p>5632</text:p>
          </table:table-cell>
          <table:table-cell office:value-type="float" office:value="611561" calcext:value-type="float">
            <text:p>611561</text:p>
          </table:table-cell>
          <table:table-cell office:value-type="float" office:value="2344" calcext:value-type="float">
            <text:p>2344</text:p>
          </table:table-cell>
          <table:table-cell office:value-type="float" office:value="63704" calcext:value-type="float">
            <text:p>63704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1961" calcext:value-type="float">
            <text:p>1961</text:p>
          </table:table-cell>
          <table:table-cell table:formula="of:=([.J9]/([.B9]-[.I9]))" office:value-type="float" office:value="0.0127006949436856" calcext:value-type="float">
            <text:p>0,012700694943686</text:p>
          </table:table-cell>
          <table:table-cell office:value-type="float" office:value="152440" calcext:value-type="float">
            <text:p>152440</text:p>
          </table:table-cell>
          <table:table-cell office:value-type="float" office:value="584.694085121" calcext:value-type="float">
            <text:p>584,6940851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4401" calcext:value-type="float">
            <text:p>154401</text:p>
          </table:table-cell>
          <table:table-cell office:value-type="float" office:value="63936" calcext:value-type="float">
            <text:p>63936</text:p>
          </table:table-cell>
          <table:table-cell office:value-type="float" office:value="5632" calcext:value-type="float">
            <text:p>5632</text:p>
          </table:table-cell>
          <table:table-cell office:value-type="float" office:value="611561" calcext:value-type="float">
            <text:p>611561</text:p>
          </table:table-cell>
          <table:table-cell office:value-type="float" office:value="2344" calcext:value-type="float">
            <text:p>2344</text:p>
          </table:table-cell>
          <table:table-cell office:value-type="float" office:value="63652" calcext:value-type="float">
            <text:p>63652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2029" calcext:value-type="float">
            <text:p>2029</text:p>
          </table:table-cell>
          <table:table-cell table:formula="of:=([.J10]/([.B10]-[.I10]))" office:value-type="float" office:value="0.0131411065990505" calcext:value-type="float">
            <text:p>0,013141106599051</text:p>
          </table:table-cell>
          <table:table-cell office:value-type="float" office:value="152372" calcext:value-type="float">
            <text:p>152372</text:p>
          </table:table-cell>
          <table:table-cell office:value-type="float" office:value="416.632866859" calcext:value-type="float">
            <text:p>416,6328668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4401" calcext:value-type="float">
            <text:p>154401</text:p>
          </table:table-cell>
          <table:table-cell office:value-type="float" office:value="63936" calcext:value-type="float">
            <text:p>63936</text:p>
          </table:table-cell>
          <table:table-cell office:value-type="float" office:value="5632" calcext:value-type="float">
            <text:p>5632</text:p>
          </table:table-cell>
          <table:table-cell office:value-type="float" office:value="611561" calcext:value-type="float">
            <text:p>611561</text:p>
          </table:table-cell>
          <table:table-cell office:value-type="float" office:value="2344" calcext:value-type="float">
            <text:p>2344</text:p>
          </table:table-cell>
          <table:table-cell office:value-type="float" office:value="63643" calcext:value-type="float">
            <text:p>63643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2053" calcext:value-type="float">
            <text:p>2053</text:p>
          </table:table-cell>
          <table:table-cell table:formula="of:=([.J11]/([.B11]-[.I11]))" office:value-type="float" office:value="0.0132965460068264" calcext:value-type="float">
            <text:p>0,013296546006826</text:p>
          </table:table-cell>
          <table:table-cell office:value-type="float" office:value="152348" calcext:value-type="float">
            <text:p>152348</text:p>
          </table:table-cell>
          <table:table-cell office:value-type="float" office:value="314.140840054" calcext:value-type="float">
            <text:p>314,1408400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4401" calcext:value-type="float">
            <text:p>154401</text:p>
          </table:table-cell>
          <table:table-cell office:value-type="float" office:value="63936" calcext:value-type="float">
            <text:p>63936</text:p>
          </table:table-cell>
          <table:table-cell office:value-type="float" office:value="5632" calcext:value-type="float">
            <text:p>5632</text:p>
          </table:table-cell>
          <table:table-cell office:value-type="float" office:value="611561" calcext:value-type="float">
            <text:p>611561</text:p>
          </table:table-cell>
          <table:table-cell office:value-type="float" office:value="2344" calcext:value-type="float">
            <text:p>2344</text:p>
          </table:table-cell>
          <table:table-cell office:value-type="float" office:value="63656" calcext:value-type="float">
            <text:p>63656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2027" calcext:value-type="float">
            <text:p>2027</text:p>
          </table:table-cell>
          <table:table-cell table:formula="of:=([.J12]/([.B12]-[.I12]))" office:value-type="float" office:value="0.0131281533150692" calcext:value-type="float">
            <text:p>0,013128153315069</text:p>
          </table:table-cell>
          <table:table-cell office:value-type="float" office:value="152374" calcext:value-type="float">
            <text:p>152374</text:p>
          </table:table-cell>
          <table:table-cell office:value-type="float" office:value="426.790600061" calcext:value-type="float">
            <text:p>426,79060006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4401" calcext:value-type="float">
            <text:p>154401</text:p>
          </table:table-cell>
          <table:table-cell office:value-type="float" office:value="63936" calcext:value-type="float">
            <text:p>63936</text:p>
          </table:table-cell>
          <table:table-cell office:value-type="float" office:value="5632" calcext:value-type="float">
            <text:p>5632</text:p>
          </table:table-cell>
          <table:table-cell office:value-type="float" office:value="611561" calcext:value-type="float">
            <text:p>611561</text:p>
          </table:table-cell>
          <table:table-cell office:value-type="float" office:value="2344" calcext:value-type="float">
            <text:p>2344</text:p>
          </table:table-cell>
          <table:table-cell office:value-type="float" office:value="63698" calcext:value-type="float">
            <text:p>63698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1934" calcext:value-type="float">
            <text:p>1934</text:p>
          </table:table-cell>
          <table:table-cell table:formula="of:=([.J13]/([.B13]-[.I13]))" office:value-type="float" office:value="0.0125258256099378" calcext:value-type="float">
            <text:p>0,012525825609938</text:p>
          </table:table-cell>
          <table:table-cell office:value-type="float" office:value="152467" calcext:value-type="float">
            <text:p>152467</text:p>
          </table:table-cell>
          <table:table-cell office:value-type="float" office:value="607.400774956" calcext:value-type="float">
            <text:p>607,4007749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4401" calcext:value-type="float">
            <text:p>154401</text:p>
          </table:table-cell>
          <table:table-cell office:value-type="float" office:value="63936" calcext:value-type="float">
            <text:p>63936</text:p>
          </table:table-cell>
          <table:table-cell office:value-type="float" office:value="5632" calcext:value-type="float">
            <text:p>5632</text:p>
          </table:table-cell>
          <table:table-cell office:value-type="float" office:value="611561" calcext:value-type="float">
            <text:p>611561</text:p>
          </table:table-cell>
          <table:table-cell office:value-type="float" office:value="2344" calcext:value-type="float">
            <text:p>2344</text:p>
          </table:table-cell>
          <table:table-cell office:value-type="float" office:value="63690" calcext:value-type="float">
            <text:p>63690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1961" calcext:value-type="float">
            <text:p>1961</text:p>
          </table:table-cell>
          <table:table-cell table:formula="of:=([.J14]/([.B14]-[.I14]))" office:value-type="float" office:value="0.0127006949436856" calcext:value-type="float">
            <text:p>0,012700694943686</text:p>
          </table:table-cell>
          <table:table-cell office:value-type="float" office:value="152440" calcext:value-type="float">
            <text:p>152440</text:p>
          </table:table-cell>
          <table:table-cell office:value-type="float" office:value="529.855074167" calcext:value-type="float">
            <text:p>529,8550741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4401" calcext:value-type="float">
            <text:p>154401</text:p>
          </table:table-cell>
          <table:table-cell office:value-type="float" office:value="63936" calcext:value-type="float">
            <text:p>63936</text:p>
          </table:table-cell>
          <table:table-cell office:value-type="float" office:value="5632" calcext:value-type="float">
            <text:p>5632</text:p>
          </table:table-cell>
          <table:table-cell office:value-type="float" office:value="611561" calcext:value-type="float">
            <text:p>611561</text:p>
          </table:table-cell>
          <table:table-cell office:value-type="float" office:value="2344" calcext:value-type="float">
            <text:p>2344</text:p>
          </table:table-cell>
          <table:table-cell office:value-type="float" office:value="63674" calcext:value-type="float">
            <text:p>63674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1996" calcext:value-type="float">
            <text:p>1996</text:p>
          </table:table-cell>
          <table:table-cell table:formula="of:=([.J15]/([.B15]-[.I15]))" office:value-type="float" office:value="0.0129273774133587" calcext:value-type="float">
            <text:p>0,012927377413359</text:p>
          </table:table-cell>
          <table:table-cell office:value-type="float" office:value="152405" calcext:value-type="float">
            <text:p>152405</text:p>
          </table:table-cell>
          <table:table-cell office:value-type="float" office:value="369.706155062" calcext:value-type="float">
            <text:p>369,7061550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401" calcext:value-type="float">
            <text:p>154401</text:p>
          </table:table-cell>
          <table:table-cell office:value-type="float" office:value="63936" calcext:value-type="float">
            <text:p>63936</text:p>
          </table:table-cell>
          <table:table-cell office:value-type="float" office:value="5632" calcext:value-type="float">
            <text:p>5632</text:p>
          </table:table-cell>
          <table:table-cell office:value-type="float" office:value="611561" calcext:value-type="float">
            <text:p>611561</text:p>
          </table:table-cell>
          <table:table-cell office:value-type="float" office:value="2344" calcext:value-type="float">
            <text:p>2344</text:p>
          </table:table-cell>
          <table:table-cell office:value-type="float" office:value="63677" calcext:value-type="float">
            <text:p>63677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  <table:table-cell table:formula="of:=([.J16]/([.B16]-[.I16]))" office:value-type="float" office:value="0.0130892934631252" calcext:value-type="float">
            <text:p>0,013089293463125</text:p>
          </table:table-cell>
          <table:table-cell office:value-type="float" office:value="152380" calcext:value-type="float">
            <text:p>152380</text:p>
          </table:table-cell>
          <table:table-cell office:value-type="float" office:value="305.503983021" calcext:value-type="float">
            <text:p>305,5039830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4401" calcext:value-type="float">
            <text:p>154401</text:p>
          </table:table-cell>
          <table:table-cell office:value-type="float" office:value="63936" calcext:value-type="float">
            <text:p>63936</text:p>
          </table:table-cell>
          <table:table-cell office:value-type="float" office:value="5632" calcext:value-type="float">
            <text:p>5632</text:p>
          </table:table-cell>
          <table:table-cell office:value-type="float" office:value="611561" calcext:value-type="float">
            <text:p>611561</text:p>
          </table:table-cell>
          <table:table-cell office:value-type="float" office:value="2344" calcext:value-type="float">
            <text:p>2344</text:p>
          </table:table-cell>
          <table:table-cell office:value-type="float" office:value="63698" calcext:value-type="float">
            <text:p>63698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1899" calcext:value-type="float">
            <text:p>1899</text:p>
          </table:table-cell>
          <table:table-cell table:formula="of:=([.J17]/([.B17]-[.I17]))" office:value-type="float" office:value="0.0122991431402646" calcext:value-type="float">
            <text:p>0,012299143140265</text:p>
          </table:table-cell>
          <table:table-cell office:value-type="float" office:value="152502" calcext:value-type="float">
            <text:p>152502</text:p>
          </table:table-cell>
          <table:table-cell office:value-type="float" office:value="468.002519131" calcext:value-type="float">
            <text:p>468,00251913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4401" calcext:value-type="float">
            <text:p>154401</text:p>
          </table:table-cell>
          <table:table-cell office:value-type="float" office:value="63936" calcext:value-type="float">
            <text:p>63936</text:p>
          </table:table-cell>
          <table:table-cell office:value-type="float" office:value="5632" calcext:value-type="float">
            <text:p>5632</text:p>
          </table:table-cell>
          <table:table-cell office:value-type="float" office:value="611561" calcext:value-type="float">
            <text:p>611561</text:p>
          </table:table-cell>
          <table:table-cell office:value-type="float" office:value="2344" calcext:value-type="float">
            <text:p>2344</text:p>
          </table:table-cell>
          <table:table-cell office:value-type="float" office:value="63650" calcext:value-type="float">
            <text:p>63650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2042" calcext:value-type="float">
            <text:p>2042</text:p>
          </table:table-cell>
          <table:table-cell table:formula="of:=([.J18]/([.B18]-[.I18]))" office:value-type="float" office:value="0.0132253029449291" calcext:value-type="float">
            <text:p>0,013225302944929</text:p>
          </table:table-cell>
          <table:table-cell office:value-type="float" office:value="152359" calcext:value-type="float">
            <text:p>152359</text:p>
          </table:table-cell>
          <table:table-cell office:value-type="float" office:value="334.8409729" calcext:value-type="float">
            <text:p>334,840972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4401" calcext:value-type="float">
            <text:p>154401</text:p>
          </table:table-cell>
          <table:table-cell office:value-type="float" office:value="63936" calcext:value-type="float">
            <text:p>63936</text:p>
          </table:table-cell>
          <table:table-cell office:value-type="float" office:value="5632" calcext:value-type="float">
            <text:p>5632</text:p>
          </table:table-cell>
          <table:table-cell office:value-type="float" office:value="611561" calcext:value-type="float">
            <text:p>611561</text:p>
          </table:table-cell>
          <table:table-cell office:value-type="float" office:value="2344" calcext:value-type="float">
            <text:p>2344</text:p>
          </table:table-cell>
          <table:table-cell office:value-type="float" office:value="63697" calcext:value-type="float">
            <text:p>63697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2025" calcext:value-type="float">
            <text:p>2025</text:p>
          </table:table-cell>
          <table:table-cell table:formula="of:=([.J19]/([.B19]-[.I19]))" office:value-type="float" office:value="0.0131152000310879" calcext:value-type="float">
            <text:p>0,013115200031088</text:p>
          </table:table-cell>
          <table:table-cell office:value-type="float" office:value="152376" calcext:value-type="float">
            <text:p>152376</text:p>
          </table:table-cell>
          <table:table-cell office:value-type="float" office:value="334.52107811" calcext:value-type="float">
            <text:p>334,5210781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4401" calcext:value-type="float">
            <text:p>154401</text:p>
          </table:table-cell>
          <table:table-cell office:value-type="float" office:value="63936" calcext:value-type="float">
            <text:p>63936</text:p>
          </table:table-cell>
          <table:table-cell office:value-type="float" office:value="5632" calcext:value-type="float">
            <text:p>5632</text:p>
          </table:table-cell>
          <table:table-cell office:value-type="float" office:value="611561" calcext:value-type="float">
            <text:p>611561</text:p>
          </table:table-cell>
          <table:table-cell office:value-type="float" office:value="2344" calcext:value-type="float">
            <text:p>2344</text:p>
          </table:table-cell>
          <table:table-cell office:value-type="float" office:value="63700" calcext:value-type="float">
            <text:p>63700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2047" calcext:value-type="float">
            <text:p>2047</text:p>
          </table:table-cell>
          <table:table-cell table:formula="of:=([.J20]/([.B20]-[.I20]))" office:value-type="float" office:value="0.0132576861548824" calcext:value-type="float">
            <text:p>0,013257686154883</text:p>
          </table:table-cell>
          <table:table-cell office:value-type="float" office:value="152354" calcext:value-type="float">
            <text:p>152354</text:p>
          </table:table-cell>
          <table:table-cell office:value-type="float" office:value="333.505138874" calcext:value-type="float">
            <text:p>333,5051388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4401" calcext:value-type="float">
            <text:p>154401</text:p>
          </table:table-cell>
          <table:table-cell office:value-type="float" office:value="63936" calcext:value-type="float">
            <text:p>63936</text:p>
          </table:table-cell>
          <table:table-cell office:value-type="float" office:value="5632" calcext:value-type="float">
            <text:p>5632</text:p>
          </table:table-cell>
          <table:table-cell office:value-type="float" office:value="611561" calcext:value-type="float">
            <text:p>611561</text:p>
          </table:table-cell>
          <table:table-cell office:value-type="float" office:value="2344" calcext:value-type="float">
            <text:p>2344</text:p>
          </table:table-cell>
          <table:table-cell office:value-type="float" office:value="63675" calcext:value-type="float">
            <text:p>63675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1987" calcext:value-type="float">
            <text:p>1987</text:p>
          </table:table-cell>
          <table:table-cell table:formula="of:=([.J21]/([.B21]-[.I21]))" office:value-type="float" office:value="0.0128690876354428" calcext:value-type="float">
            <text:p>0,012869087635443</text:p>
          </table:table-cell>
          <table:table-cell office:value-type="float" office:value="152414" calcext:value-type="float">
            <text:p>152414</text:p>
          </table:table-cell>
          <table:table-cell office:value-type="float" office:value="253.281249046" calcext:value-type="float">
            <text:p>253,2812490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4401" calcext:value-type="float">
            <text:p>154401</text:p>
          </table:table-cell>
          <table:table-cell office:value-type="float" office:value="63936" calcext:value-type="float">
            <text:p>63936</text:p>
          </table:table-cell>
          <table:table-cell office:value-type="float" office:value="5632" calcext:value-type="float">
            <text:p>5632</text:p>
          </table:table-cell>
          <table:table-cell office:value-type="float" office:value="611561" calcext:value-type="float">
            <text:p>611561</text:p>
          </table:table-cell>
          <table:table-cell office:value-type="float" office:value="2344" calcext:value-type="float">
            <text:p>2344</text:p>
          </table:table-cell>
          <table:table-cell office:value-type="float" office:value="63692" calcext:value-type="float">
            <text:p>63692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table:formula="of:=([.J22]/([.B22]-[.I22]))" office:value-type="float" office:value="0.0130957701051159" calcext:value-type="float">
            <text:p>0,013095770105116</text:p>
          </table:table-cell>
          <table:table-cell office:value-type="float" office:value="152379" calcext:value-type="float">
            <text:p>152379</text:p>
          </table:table-cell>
          <table:table-cell office:value-type="float" office:value="351.340470076" calcext:value-type="float">
            <text:p>351,34047007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4401" calcext:value-type="float">
            <text:p>154401</text:p>
          </table:table-cell>
          <table:table-cell office:value-type="float" office:value="63936" calcext:value-type="float">
            <text:p>63936</text:p>
          </table:table-cell>
          <table:table-cell office:value-type="float" office:value="5632" calcext:value-type="float">
            <text:p>5632</text:p>
          </table:table-cell>
          <table:table-cell office:value-type="float" office:value="611561" calcext:value-type="float">
            <text:p>611561</text:p>
          </table:table-cell>
          <table:table-cell office:value-type="float" office:value="2344" calcext:value-type="float">
            <text:p>2344</text:p>
          </table:table-cell>
          <table:table-cell office:value-type="float" office:value="63693" calcext:value-type="float">
            <text:p>63693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1830" calcext:value-type="float">
            <text:p>1830</text:p>
          </table:table-cell>
          <table:table-cell table:formula="of:=([.J23]/([.B23]-[.I23]))" office:value-type="float" office:value="0.011852254842909" calcext:value-type="float">
            <text:p>0,011852254842909</text:p>
          </table:table-cell>
          <table:table-cell office:value-type="float" office:value="152571" calcext:value-type="float">
            <text:p>152571</text:p>
          </table:table-cell>
          <table:table-cell office:value-type="float" office:value="377.537688017" calcext:value-type="float">
            <text:p>377,5376880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4401" calcext:value-type="float">
            <text:p>154401</text:p>
          </table:table-cell>
          <table:table-cell office:value-type="float" office:value="63936" calcext:value-type="float">
            <text:p>63936</text:p>
          </table:table-cell>
          <table:table-cell office:value-type="float" office:value="5632" calcext:value-type="float">
            <text:p>5632</text:p>
          </table:table-cell>
          <table:table-cell office:value-type="float" office:value="611561" calcext:value-type="float">
            <text:p>611561</text:p>
          </table:table-cell>
          <table:table-cell office:value-type="float" office:value="2344" calcext:value-type="float">
            <text:p>2344</text:p>
          </table:table-cell>
          <table:table-cell office:value-type="float" office:value="63675" calcext:value-type="float">
            <text:p>63675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2044" calcext:value-type="float">
            <text:p>2044</text:p>
          </table:table-cell>
          <table:table-cell table:formula="of:=([.J24]/([.B24]-[.I24]))" office:value-type="float" office:value="0.0132382562289104" calcext:value-type="float">
            <text:p>0,013238256228911</text:p>
          </table:table-cell>
          <table:table-cell office:value-type="float" office:value="152357" calcext:value-type="float">
            <text:p>152357</text:p>
          </table:table-cell>
          <table:table-cell office:value-type="float" office:value="307.339103937" calcext:value-type="float">
            <text:p>307,33910393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4401" calcext:value-type="float">
            <text:p>154401</text:p>
          </table:table-cell>
          <table:table-cell office:value-type="float" office:value="63936" calcext:value-type="float">
            <text:p>63936</text:p>
          </table:table-cell>
          <table:table-cell office:value-type="float" office:value="5632" calcext:value-type="float">
            <text:p>5632</text:p>
          </table:table-cell>
          <table:table-cell office:value-type="float" office:value="611561" calcext:value-type="float">
            <text:p>611561</text:p>
          </table:table-cell>
          <table:table-cell office:value-type="float" office:value="2344" calcext:value-type="float">
            <text:p>2344</text:p>
          </table:table-cell>
          <table:table-cell office:value-type="float" office:value="63657" calcext:value-type="float">
            <text:p>63657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2053" calcext:value-type="float">
            <text:p>2053</text:p>
          </table:table-cell>
          <table:table-cell table:formula="of:=([.J25]/([.B25]-[.I25]))" office:value-type="float" office:value="0.0132965460068264" calcext:value-type="float">
            <text:p>0,013296546006826</text:p>
          </table:table-cell>
          <table:table-cell office:value-type="float" office:value="152348" calcext:value-type="float">
            <text:p>152348</text:p>
          </table:table-cell>
          <table:table-cell office:value-type="float" office:value="329.67205596" calcext:value-type="float">
            <text:p>329,6720559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4401" calcext:value-type="float">
            <text:p>154401</text:p>
          </table:table-cell>
          <table:table-cell office:value-type="float" office:value="63936" calcext:value-type="float">
            <text:p>63936</text:p>
          </table:table-cell>
          <table:table-cell office:value-type="float" office:value="5632" calcext:value-type="float">
            <text:p>5632</text:p>
          </table:table-cell>
          <table:table-cell office:value-type="float" office:value="611561" calcext:value-type="float">
            <text:p>611561</text:p>
          </table:table-cell>
          <table:table-cell office:value-type="float" office:value="2344" calcext:value-type="float">
            <text:p>2344</text:p>
          </table:table-cell>
          <table:table-cell office:value-type="float" office:value="63668" calcext:value-type="float">
            <text:p>63668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2049" calcext:value-type="float">
            <text:p>2049</text:p>
          </table:table-cell>
          <table:table-cell table:formula="of:=([.J26]/([.B26]-[.I26]))" office:value-type="float" office:value="0.0132706394388637" calcext:value-type="float">
            <text:p>0,013270639438864</text:p>
          </table:table-cell>
          <table:table-cell office:value-type="float" office:value="152352" calcext:value-type="float">
            <text:p>152352</text:p>
          </table:table-cell>
          <table:table-cell office:value-type="float" office:value="253.330433846" calcext:value-type="float">
            <text:p>253,33043384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4401" calcext:value-type="float">
            <text:p>154401</text:p>
          </table:table-cell>
          <table:table-cell office:value-type="float" office:value="63936" calcext:value-type="float">
            <text:p>63936</text:p>
          </table:table-cell>
          <table:table-cell office:value-type="float" office:value="5632" calcext:value-type="float">
            <text:p>5632</text:p>
          </table:table-cell>
          <table:table-cell office:value-type="float" office:value="611561" calcext:value-type="float">
            <text:p>611561</text:p>
          </table:table-cell>
          <table:table-cell office:value-type="float" office:value="2344" calcext:value-type="float">
            <text:p>2344</text:p>
          </table:table-cell>
          <table:table-cell office:value-type="float" office:value="63687" calcext:value-type="float">
            <text:p>63687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2035" calcext:value-type="float">
            <text:p>2035</text:p>
          </table:table-cell>
          <table:table-cell table:formula="of:=([.J27]/([.B27]-[.I27]))" office:value-type="float" office:value="0.0131799664509945" calcext:value-type="float">
            <text:p>0,013179966450995</text:p>
          </table:table-cell>
          <table:table-cell office:value-type="float" office:value="152366" calcext:value-type="float">
            <text:p>152366</text:p>
          </table:table-cell>
          <table:table-cell office:value-type="float" office:value="328.581233025" calcext:value-type="float">
            <text:p>328,5812330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4401" calcext:value-type="float">
            <text:p>154401</text:p>
          </table:table-cell>
          <table:table-cell office:value-type="float" office:value="63936" calcext:value-type="float">
            <text:p>63936</text:p>
          </table:table-cell>
          <table:table-cell office:value-type="float" office:value="5632" calcext:value-type="float">
            <text:p>5632</text:p>
          </table:table-cell>
          <table:table-cell office:value-type="float" office:value="611561" calcext:value-type="float">
            <text:p>611561</text:p>
          </table:table-cell>
          <table:table-cell office:value-type="float" office:value="2344" calcext:value-type="float">
            <text:p>2344</text:p>
          </table:table-cell>
          <table:table-cell office:value-type="float" office:value="63675" calcext:value-type="float">
            <text:p>63675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table:formula="of:=([.J28]/([.B28]-[.I28]))" office:value-type="float" office:value="0.0130957701051159" calcext:value-type="float">
            <text:p>0,013095770105116</text:p>
          </table:table-cell>
          <table:table-cell office:value-type="float" office:value="152379" calcext:value-type="float">
            <text:p>152379</text:p>
          </table:table-cell>
          <table:table-cell office:value-type="float" office:value="327.76294899" calcext:value-type="float">
            <text:p>327,7629489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4401" calcext:value-type="float">
            <text:p>154401</text:p>
          </table:table-cell>
          <table:table-cell office:value-type="float" office:value="63936" calcext:value-type="float">
            <text:p>63936</text:p>
          </table:table-cell>
          <table:table-cell office:value-type="float" office:value="5632" calcext:value-type="float">
            <text:p>5632</text:p>
          </table:table-cell>
          <table:table-cell office:value-type="float" office:value="611561" calcext:value-type="float">
            <text:p>611561</text:p>
          </table:table-cell>
          <table:table-cell office:value-type="float" office:value="2344" calcext:value-type="float">
            <text:p>2344</text:p>
          </table:table-cell>
          <table:table-cell office:value-type="float" office:value="63647" calcext:value-type="float">
            <text:p>63647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1952" calcext:value-type="float">
            <text:p>1952</text:p>
          </table:table-cell>
          <table:table-cell table:formula="of:=([.J29]/([.B29]-[.I29]))" office:value-type="float" office:value="0.0126424051657697" calcext:value-type="float">
            <text:p>0,01264240516577</text:p>
          </table:table-cell>
          <table:table-cell office:value-type="float" office:value="152449" calcext:value-type="float">
            <text:p>152449</text:p>
          </table:table-cell>
          <table:table-cell office:value-type="float" office:value="302.802946091" calcext:value-type="float">
            <text:p>302,80294609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4401" calcext:value-type="float">
            <text:p>154401</text:p>
          </table:table-cell>
          <table:table-cell office:value-type="float" office:value="63936" calcext:value-type="float">
            <text:p>63936</text:p>
          </table:table-cell>
          <table:table-cell office:value-type="float" office:value="5632" calcext:value-type="float">
            <text:p>5632</text:p>
          </table:table-cell>
          <table:table-cell office:value-type="float" office:value="611561" calcext:value-type="float">
            <text:p>611561</text:p>
          </table:table-cell>
          <table:table-cell office:value-type="float" office:value="2344" calcext:value-type="float">
            <text:p>2344</text:p>
          </table:table-cell>
          <table:table-cell office:value-type="float" office:value="63687" calcext:value-type="float">
            <text:p>63687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formula="of:=([.J30]/([.B30]-[.I30]))" office:value-type="float" office:value="0.013018050401228" calcext:value-type="float">
            <text:p>0,013018050401228</text:p>
          </table:table-cell>
          <table:table-cell office:value-type="float" office:value="152391" calcext:value-type="float">
            <text:p>152391</text:p>
          </table:table-cell>
          <table:table-cell office:value-type="float" office:value="328.052158117" calcext:value-type="float">
            <text:p>328,05215811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4401" calcext:value-type="float">
            <text:p>154401</text:p>
          </table:table-cell>
          <table:table-cell office:value-type="float" office:value="63936" calcext:value-type="float">
            <text:p>63936</text:p>
          </table:table-cell>
          <table:table-cell office:value-type="float" office:value="5632" calcext:value-type="float">
            <text:p>5632</text:p>
          </table:table-cell>
          <table:table-cell office:value-type="float" office:value="611561" calcext:value-type="float">
            <text:p>611561</text:p>
          </table:table-cell>
          <table:table-cell office:value-type="float" office:value="2344" calcext:value-type="float">
            <text:p>2344</text:p>
          </table:table-cell>
          <table:table-cell office:value-type="float" office:value="63688" calcext:value-type="float">
            <text:p>63688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table:formula="of:=([.J31]/([.B31]-[.I31]))" office:value-type="float" office:value="0.0130374803272" calcext:value-type="float">
            <text:p>0,0130374803272</text:p>
          </table:table-cell>
          <table:table-cell office:value-type="float" office:value="152388" calcext:value-type="float">
            <text:p>152388</text:p>
          </table:table-cell>
          <table:table-cell office:value-type="float" office:value="329.340746164" calcext:value-type="float">
            <text:p>329,340746164</text:p>
          </table:table-cell>
        </table:table-row>
        <table:table-row table:style-name="ro1">
          <table:table-cell/>
          <table:table-cell table:style-name="ce1" table:formula="of:=AVERAGE([.B2:.B31])" office:value-type="float" office:value="154401" calcext:value-type="float">
            <text:p>154401</text:p>
          </table:table-cell>
          <table:table-cell table:style-name="ce1" table:formula="of:=AVERAGE([.C2:.C31])" office:value-type="float" office:value="63936" calcext:value-type="float">
            <text:p>63936</text:p>
          </table:table-cell>
          <table:table-cell table:style-name="ce1" table:formula="of:=AVERAGE([.D2:.D31])" office:value-type="float" office:value="5632" calcext:value-type="float">
            <text:p>5632</text:p>
          </table:table-cell>
          <table:table-cell table:style-name="ce1" table:formula="of:=AVERAGE([.E2:.E31])" office:value-type="float" office:value="611561" calcext:value-type="float">
            <text:p>611561</text:p>
          </table:table-cell>
          <table:table-cell table:style-name="ce1" table:formula="of:=AVERAGE([.F2:.F31])" office:value-type="float" office:value="2344" calcext:value-type="float">
            <text:p>2344</text:p>
          </table:table-cell>
          <table:table-cell table:style-name="ce1" table:formula="of:=AVERAGE([.G2:.G31])" office:value-type="float" office:value="63679.1" calcext:value-type="float">
            <text:p>63679</text:p>
          </table:table-cell>
          <table:table-cell table:style-name="ce1" table:formula="of:=AVERAGE([.H2:.H31])" office:value-type="float" office:value="256.9" calcext:value-type="float">
            <text:p>257</text:p>
          </table:table-cell>
          <table:table-cell table:style-name="ce1" table:formula="of:=AVERAGE([.I2:.I31])" office:value-type="float" office:value="0" calcext:value-type="float">
            <text:p>0</text:p>
          </table:table-cell>
          <table:table-cell table:style-name="ce1" table:formula="of:=AVERAGE([.J2:.J31])" office:value-type="float" office:value="1999.26666666667" calcext:value-type="float">
            <text:p>1999</text:p>
          </table:table-cell>
          <table:table-cell table:formula="of:=([.J32]/([.B32]-[.I32]))" office:value-type="float" office:value="0.0129485344438616" calcext:value-type="float">
            <text:p>0,012948534443862</text:p>
          </table:table-cell>
          <table:table-cell table:style-name="ce1" table:formula="of:=AVERAGE([.L2:.L31])" office:value-type="float" office:value="152401.733333333" calcext:value-type="float">
            <text:p>152402</text:p>
          </table:table-cell>
          <table:table-cell table:style-name="ce3" table:formula="of:=AVERAGE([.M2:.M31])" office:value-type="float" office:value="407.558439858767" calcext:value-type="float">
            <text:p>407,56</text:p>
          </table:table-cell>
        </table:table-row>
        <table:table-row table:style-name="ro1">
          <table:table-cell table:number-columns-repeated="7"/>
          <table:table-cell table:style-name="ce2" table:formula="of:=([.H32]/([.C32]-[.I32]))" office:value-type="percentage" office:value="0.00401808058058058" calcext:value-type="percentage">
            <text:p>0,40%</text:p>
          </table:table-cell>
          <table:table-cell/>
          <table:table-cell table:style-name="ce2" table:formula="of:=([.J32]/([.B32]-[.I32]))" office:value-type="percentage" office:value="0.0129485344438615" calcext:value-type="percentage">
            <text:p>1,29%</text:p>
          </table:table-cell>
          <table:table-cell table:style-name="ce2" table:formula="of:=AVERAGE([.K2:.K32])" office:value-type="percentage" office:value="0.0129485344438616" calcext:value-type="percentage">
            <text:p>1,29%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1" table:formula="of:=STDEV([.H2:.H31])" office:value-type="float" office:value="17.2693669392586" calcext:value-type="float">
            <text:p>17</text:p>
          </table:table-cell>
          <table:table-cell/>
          <table:table-cell table:style-name="ce1" table:formula="of:=STDEV([.J2:.J31])" office:value-type="float" office:value="57.6857917923699" calcext:value-type="float">
            <text:p>58</text:p>
          </table:table-cell>
          <table:table-cell table:style-name="ce2" table:formula="of:=STDEV([.K2:.K32])" office:value-type="percentage" office:value="0.000367330610768185" calcext:value-type="percentage">
            <text:p>0,04%</text:p>
          </table:table-cell>
          <table:table-cell/>
          <table:table-cell table:style-name="ce1" table:formula="of:=STDEV([.M2:.M31])" office:value-type="float" office:value="132.24436553454" calcext:value-type="float">
            <text:p>1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8" loext:min-decimal-places="8" number:min-integer-digits="1"/>
    </number:number-style>
    <number:number-style style:name="N108">
      <number:number number:decimal-places="7" loext:min-decimal-places="7" number:min-integer-digits="1"/>
    </number:number-style>
    <number:number-style style:name="N109">
      <number:number number:decimal-places="6" loext:min-decimal-places="6" number:min-integer-digits="1"/>
    </number:number-style>
    <number:number-style style:name="N110">
      <number:number number:decimal-places="5" loext:min-decimal-places="5"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1" loext:min-decimal-places="1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12" loext:min-decimal-places="12" number:min-integer-digits="1"/>
    </number:number-style>
    <style:style style:name="Default" style:family="table-cell">
      <style:text-properties style:font-name-asian="Noto Sans" style:font-family-asian="'Noto Sans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6">00/00/0000</text:date>, <text:time style:data-style-name="N2" text:time-value="11:19:47.19027385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6T11:20:30.983715574</dc:date>
    <meta:editing-duration>PT6M32S</meta:editing-duration>
    <meta:editing-cycles>3</meta:editing-cycles>
    <meta:generator>LibreOffice/5.4.0.3$Linux_X86_64 LibreOffice_project/40m0$Build-3</meta:generator>
    <meta:document-statistic meta:table-count="1" meta:cell-count="421" meta:object-count="0"/>
  </office:meta>
</office:document-meta>
</file>